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style:text-position="super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4dbb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8.35pt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left" fo:margin-left="3.50pt" fo:text-indent="-3.50pt">
        <style:tab-stops>
          <style:tab-stop style:position="477.00pt"/>
        </style:tab-stops>
      </style:paragraph-properties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 fo:margin-left="3.50pt" fo:text-indent="-3.50pt">
        <style:tab-stops>
          <style:tab-stop style:position="477.00pt"/>
        </style:tab-stops>
      </style:paragraph-properties>
    </style:style>
    <style:style style:name="P5" style:family="paragraph">
      <style:paragraph-properties fo:line-height="100.00%" fo:text-align="left" fo:margin-left="3.50pt" fo:text-indent="-3.50pt">
        <style:tab-stops>
          <style:tab-stop style:position="477.00pt"/>
        </style:tab-stops>
      </style:paragraph-properties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3.50pt" fo:text-indent="-3.50pt">
        <style:tab-stops>
          <style:tab-stop style:position="477.0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bottom="6.00pt"/>
    </style:style>
    <style:style style:name="P10" style:family="paragraph">
      <style:paragraph-properties fo:line-height="100.00%" fo:text-align="left"/>
    </style:style>
    <style:style style:name="TableColumn0100" style:family="table-column">
      <style:table-column-properties style:column-width="6.673611in"/>
    </style:style>
    <style:style style:name="Table01" style:family="table">
      <style:table-properties style:width="6.673611in" fo:margin-left="0.000000in" style:writing-mode="lr" table:align="left" style:may-break-between-rows="true"/>
    </style:style>
    <style:style style:name="TableRow0100" style:family="table-row">
      <style:table-row-properties style:min-row-height="0.241667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cccccc"/>
    </style:style>
    <style:style style:name="TableRow0101" style:family="table-row">
      <style:table-row-properties style:min-row-height="0.251389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cccccc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Mòdul<text:s/></text:span><text:span text:style-name="T3">6<text:s/></text:span><text:span text:style-name="T4">–</text:span><text:span text:style-name="T5"><text:s/>Accés a dades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2</text:span><text:span text:style-name="T8">n<text:s text:c="3"/></text:span><text:span text:style-name="T9">CFGS Desenvolupament d'Aplicacions Multiplataforma</text:span><text:span text:style-name="T10"/></text:p>
          </table:table-cell>
        </table:table-row>
      </table:table>
      <text:p text:style-name="P8"><text:span text:style-name="T10"/></text:p>
      <text:p text:style-name="P9"><text:span text:style-name="T10"/></text:p>
      <text:p text:style-name="P9"><text:span text:style-name="T11">UF2<text:s/></text:span><text:span text:style-name="T12">–</text:span><text:span text:style-name="T13"><text:s/>Persistència en BDR-BDOR-BDOO</text:span></text:p>
      <text:p text:style-name="P10"><text:span text:style-name="T14"/></text:p>
      <text:p text:style-name="P10"><text:span text:style-name="T15">Pt2 - LINQ. Exercicis</text:span></text:p>
      <text:p text:style-name="P10"><text:span text:style-name="T16"/></text:p>
      <text:p text:style-name="P10"><text:span text:style-name="T16"/></text:p>
      <text:p text:style-name="P10"><text:span text:style-name="T17">Escriu instruccions en LINQ (estil query o lambda o mixt, com prefereixis) per a mostrar:</text:span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9">0) Artistes sense album:</text:span></text:p>
      <text:p text:style-name="P10"><text:span text:style-name="T20"/></text:p>
      <text:p text:style-name="P10"><text:span text:style-name="T21">Artists.Where(a=&gt;a.Albums.Count == 0)</text:span></text:p>
      <text:p text:style-name="P10"><text:span text:style-name="T22"/></text:p>
      <text:p text:style-name="P10"><text:span text:style-name="T23">1) Artistes que tenen una cançó amb una paraula (filtre) continguda al títol</text:span></text:p>
      <text:p text:style-name="P10"><text:span text:style-name="T24"/></text:p>
      <text:p text:style-name="P10"><text:span text:style-name="T25">Tracks.Where(a=&gt;!a.Name.Contains(" ")).Select(a=&gt;a.Album.Artist).Distinct().OrderBy(a=&gt;a.Name)</text:span></text:p>
      <text:p text:style-name="P10"><text:span text:style-name="T26"/></text:p>
      <text:p text:style-name="P10"><text:span text:style-name="T27">2) Quantitat de cançons que tenen una paraula (filtre) continguda al títol, quantitat d’àlbums diferents a què pertanyen i quantitat d’artistes diferents a qui pertanyen</text:span></text:p>
      <text:p text:style-name="P10"><text:span text:style-name="T28"/></text:p>
      <text:p text:style-name="P10"><text:span text:style-name="T29">Tracks.Where(a=&gt;!a.Name.Contains(" ")).Count()</text:span></text:p>
      <text:p text:style-name="P10"><text:span text:style-name="T30"/></text:p>
      <text:p text:style-name="P10"><text:span text:style-name="T31">Tracks.Where(a=&gt;!a.Name.Contains(" ")).Select(a=&gt;a.Album).Distinct().Count()</text:span></text:p>
      <text:p text:style-name="P10"><text:span text:style-name="T32"/></text:p>
      <text:p text:style-name="P10"><text:span text:style-name="T33">Tracks.Where(a=&gt;!a.Name.Contains(" ")).Select(a=&gt;a.Album).Select(a=&gt;a.Artist).Distinct().Count()</text:span></text:p>
      <text:p text:style-name="P10"><text:span text:style-name="T34"/></text:p>
      <text:p text:style-name="P10"><text:span text:style-name="T34"/></text:p>
      <text:p text:style-name="P10"><text:span text:style-name="T35">3) Cançons que no s’han venut</text:span></text:p>
      <text:p text:style-name="P10"><text:span text:style-name="T36"/></text:p>
      <text:p text:style-name="P10"><text:span text:style-name="T37">Tracks.Where(a=&gt;a.InvoiceLines.Count == 0)</text:span></text:p>
      <text:p text:style-name="P10"><text:span text:style-name="T38"/></text:p>
      <text:p text:style-name="P10"><text:span text:style-name="T38"/></text:p>
      <text:p text:style-name="P10"><text:span text:style-name="T39">4) Artistes que tenen cançons que no s’han venut</text:span></text:p>
      <text:p text:style-name="P10"><text:span text:style-name="T40"/></text:p>
      <text:p text:style-name="P10"><text:span text:style-name="T41">Tracks.Where(a=&gt;a.InvoiceLines.Count == 0).Select(a=&gt;a.Album).Select(a=&gt;a.Artist).Distinct().OrderBy(a=&gt;a.Name)</text:span></text:p>
      <text:p text:style-name="P10"><text:span text:style-name="T42"/></text:p>
      <text:p text:style-name="P10"><text:span text:style-name="T42"/></text:p>
      <text:p text:style-name="P10"><text:span text:style-name="T43">5) Artistes que tenen àlbums dels que no s’ha venut cap cançó</text:span></text:p>
      <text:p text:style-name="P10"><text:span text:style-name="T44"/></text:p>
      <text:p text:style-name="P10"><text:span text:style-name="T45">Albums.Where(a=&gt;a.Tracks.Count() == a.Tracks.Where(c=&gt;c.InvoiceLines.Count == 0).Count()).Select(a=&gt;a.Artist).Distinct().OrderBy(a=&gt;a.Name)</text:span></text:p>
      <text:p text:style-name="P10"><text:span text:style-name="T46"/></text:p>
      <text:p text:style-name="P10"><text:span text:style-name="T47">6) 10 Artistes amb més cançons venudes</text:span></text:p>
      <text:p text:style-name="P10"><text:span text:style-name="T48"/></text:p>
      <text:p text:style-name="P10"><text:span text:style-name="T49">InvoiceLines.GroupBy(a=&gt;a.Track.Album.Artist).Select(a =&gt; new {Id = a.Key, Quantity=a.Count() }).OrderByDescending(a=&gt;a.Quantity).Select(a=&gt;a.Id.Name).Take(10)</text:span></text:p>
      <text:p text:style-name="P10"><text:span text:style-name="T50"/></text:p>
      <text:p text:style-name="P10"><text:span text:style-name="T51">7) 5 Artistes més venuts (amb més cançons venudes) per país</text:span></text:p>
      <text:p text:style-name="P10"><text:span text:style-name="T51"><text:tab/>(= llista [país, 5 artistes més venuts al país])</text:span></text:p>
      <text:p text:style-name="P10"><text:span text:style-name="T52"/></text:p>
      <text:p text:style-name="P10"><text:span text:style-name="T53">Invoices.GroupBy(a=&gt;a.BillingCountry).Select(c=&gt;new {Pais = c.Key, LlistaArtistes = InvoiceLines.Where(a=&gt;a.Invoice.BillingCountry.Equals(c.Key)).GroupBy(d=&gt;d.Track.Album.Artist).Select(b=&gt;new {artistes = b.Key, Quantitat=b.Count()}).OrderByDescending(a=&gt;a.Quantitat).ThenBy(a=&gt;a.artistes.Name).Take(5)})</text:span><text:span text:style-name="T54"/></text:p>
      <text:p text:style-name="P10"><text:span text:style-name="T54"/></text:p>
      <text:p text:style-name="P10"><text:span text:style-name="T55">Sempre s’han de mostrar les dades ordenades alfabèticament si no es demana d’una altra manera.</text:span></text:p>
      <text:p text:style-name="P10"><text:span text:style-name="T56"/></text:p>
      <text:p text:style-name="P10"><text:span text:style-name="T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